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text-align="end" style:justify-single-word="false"/>
      <style:text-properties officeooo:rsid="001e854f" officeooo:paragraph-rsid="001e854f"/>
    </style:style>
    <style:style style:name="P2" style:family="paragraph" style:parent-style-name="Preformatted_20_Text">
      <style:paragraph-properties fo:text-align="end" style:justify-single-word="false"/>
      <style:text-properties style:text-underline-style="none" officeooo:rsid="001e854f" officeooo:paragraph-rsid="001e854f"/>
    </style:style>
    <style:style style:name="P3" style:family="paragraph" style:parent-style-name="Preformatted_20_Text">
      <style:paragraph-properties fo:text-align="end" style:justify-single-word="false"/>
      <style:text-properties officeooo:rsid="00207dd7" officeooo:paragraph-rsid="00207dd7"/>
    </style:style>
    <style:style style:name="P4" style:family="paragraph" style:parent-style-name="Preformatted_20_Text">
      <style:paragraph-properties fo:text-align="end" style:justify-single-word="false"/>
      <style:text-properties fo:font-size="12pt" style:text-underline-style="solid" style:text-underline-width="auto" style:text-underline-color="font-color" officeooo:rsid="001e854f" officeooo:paragraph-rsid="001e854f" style:font-size-asian="12pt" style:font-size-complex="12pt"/>
    </style:style>
    <style:style style:name="P5" style:family="paragraph" style:parent-style-name="Preformatted_20_Text">
      <style:paragraph-properties fo:text-align="center" style:justify-single-word="false"/>
      <style:text-properties fo:font-size="12pt" style:text-underline-style="solid" style:text-underline-width="auto" style:text-underline-color="font-color" officeooo:rsid="001e854f" officeooo:paragraph-rsid="001e854f" style:font-size-asian="12pt" style:font-size-complex="12pt"/>
    </style:style>
    <style:style style:name="P6" style:family="paragraph" style:parent-style-name="Preformatted_20_Text">
      <style:paragraph-properties fo:text-align="center" style:justify-single-word="false"/>
      <style:text-properties fo:font-size="12pt" style:text-underline-style="none" officeooo:rsid="001e854f" officeooo:paragraph-rsid="001e854f" style:font-size-asian="12pt" style:font-size-complex="12pt"/>
    </style:style>
    <style:style style:name="P7" style:family="paragraph" style:parent-style-name="Preformatted_20_Text">
      <style:paragraph-properties fo:text-align="end" style:justify-single-word="false"/>
      <style:text-properties fo:font-size="12pt" style:text-underline-style="none" officeooo:rsid="00207dd7" officeooo:paragraph-rsid="00207dd7" style:font-size-asian="12pt" style:font-size-complex="12pt"/>
    </style:style>
    <style:style style:name="P8" style:family="paragraph" style:parent-style-name="Preformatted_20_Text">
      <style:paragraph-properties fo:text-align="end" style:justify-single-word="false"/>
      <style:text-properties fo:font-size="12pt" style:text-underline-style="none" officeooo:rsid="0021c0d1" officeooo:paragraph-rsid="00207dd7" style:font-size-asian="12pt" style:font-size-complex="12pt"/>
    </style:style>
    <style:style style:name="P9" style:family="paragraph" style:parent-style-name="Preformatted_20_Text">
      <style:paragraph-properties fo:text-align="end" style:justify-single-word="false"/>
      <style:text-properties fo:font-size="12pt" style:text-underline-style="none" officeooo:rsid="0023542c" officeooo:paragraph-rsid="0023542c" style:font-size-asian="12pt" style:font-size-complex="12pt"/>
    </style:style>
    <style:style style:name="P10" style:family="paragraph" style:parent-style-name="Preformatted_20_Text">
      <style:paragraph-properties fo:text-align="start" style:justify-single-word="false"/>
      <style:text-properties officeooo:rsid="001e854f" officeooo:paragraph-rsid="001e854f"/>
    </style:style>
    <style:style style:name="P11" style:family="paragraph" style:parent-style-name="Preformatted_20_Text">
      <style:paragraph-properties fo:text-align="start" style:justify-single-word="false"/>
    </style:style>
    <style:style style:name="T1" style:family="text">
      <style:text-properties officeooo:rsid="001e854f"/>
    </style:style>
    <style:style style:name="T2" style:family="text">
      <style:text-properties fo:font-size="20pt" fo:font-style="normal" style:text-underline-style="solid" style:text-underline-width="auto" style:text-underline-color="font-color" fo:font-weight="bold" officeooo:rsid="001e854f" style:font-size-asian="20pt" style:font-style-asian="normal" style:font-weight-asian="bold" style:font-size-complex="20pt" style:font-style-complex="normal" style:font-weight-complex="bold"/>
    </style:style>
    <style:style style:name="T3" style:family="text">
      <style:text-properties fo:font-size="12pt" style:font-size-asian="12pt" style:font-size-complex="12pt"/>
    </style:style>
    <style:style style:name="T4" style:family="text">
      <style:text-properties fo:font-size="12pt" officeooo:rsid="00207dd7" style:font-size-asian="12pt"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size="12pt" style:text-underline-style="none" officeooo:rsid="0021c0d1"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tab/><text:tab/><text:span text:style-name="T2">סקר שוק פרויקט גמר</text:span><text:span text:style-name="T1"> </text:span></text:p>
      <text:p text:style-name="P1">מגישים: זאב מלומיאן ומיתר שוקרון</text:p>
      <text:p text:style-name="P1">שם הפרויקט: אפליקציית CRM לחברה תעשייתית בתחום יצור אלומיניום</text:p>
      <text:p text:style-name="P1"/>
      <text:p text:style-name="P1"/>
      <text:p text:style-name="P10"><text:tab/><text:tab/><text:tab/><text:tab/><text:tab/><text:span text:style-name="T5">תוכן עניינים</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מבוא</text:p>
      <text:p text:style-name="P5"/>
      <text:p text:style-name="P6"/>
      <text:p text:style-name="P2"><text:span text:style-name="T3">במסמך זה </text:span><text:span text:style-name="T4">אנו נדרשים לבצע סקר שוק, על מנת שנוכל למקסם את התהליך ולהניב תוצאות מדויקות ללקוח אשר מתארות בצורה מדויקת את דרישותיו לפי הבננו, את האלטרנטיבות הקיימות ללקוח ופתרונות טכנולוגיים אחרים אשר ניתנים לפיתוח ואולי אף רצויים יותר ויתרונות וחסרונות כללים של תהליך הפיתוח כך שהלקוח ידע אם שווה לו באמת להמשיך עם הפרויקט ועם תהליך הפיתוח או שעדיף לו לעבור לאלטרנטיבה אחרת</text:span></text:p>
      <text:p text:style-name="P7"/>
      <text:p text:style-name="P3"><text:span text:style-name="T6">תחילה נחקור את דרישות הלקוח ונפנים אותם וננסה להכנס לרגלי הלקוח, מה הלקוח רוצה להשיג על פני השטח? באיזה טכנלוגיות הלקוח משתמש כרגע? מה השימוש העיקרי של הפרויקט ללקוח – כלומר מה הקהל יעד שלנו? </text:span><text:span text:style-name="T7">את כל הנתונים האלו אנו נרחיב בעמוד דרישות הלקוח</text:span></text:p>
      <text:p text:style-name="P8"/>
      <text:p text:style-name="P9">לאחר שחקרנו את דרישות הלקוח ננסה להכנס לרגלי הלקוח ולמצוא פתרון טכנולוגי במוצר קיים (לאו דווקא מוצר חינמי או קוד פתוח), ננסה באמצעות שימוש של אחת (או כמה) אפליקציות קיימות להשיג את דרישות הלקוח או לפחות חלק מהם</text:p>
      <text:p text:style-name="P9"/>
      <text:p text:style-name="P9">לאחר שמצאנו פתרונות אחרים לדרישות הלקוח ננסה למצוא פתרון פיתוחי אחר ללקוח, אשר מנסה למצוא מימוש אחר לתוצאות זהות לשלנו ונסביר למה בחרנו במימוש שלנו במקום להשתמש במימוש אחר, במקרה זה נתייחס ללקוח כאילו מוטלת עליו מטלת הפיתוח והוא יכול למצוא כל צוות אחר למטרת הפיתוח ואינו חייב להסתפק בצוות של סטודנטים</text:p>
      <text:p text:style-name="P9"/>
      <text:p text:style-name="P9"><text:s/>לאחר שמצאנו את כל הפתרונות האפשריים של הלקוח לבעיה נמפה את כל היתרונות והחסרונות של הפרויקט, כלומר איך הפרויקט יוכל לשמש את הלקוח מעבר למענה ישיר על הדרישות ומה עלות הלקוח בשביל לממש את הפרויקט (כוח אדם, סיכונים אפשריים בתהליכי הפיתוח, וכו’) בחלק זה אנו מניחים כי צוות הפיתוח לא מקבל שכר ומתעסקים נטו בכוח אדם שהלקוח משקיע ובזמן שהלקוח משקיעה (פגישות, ריכוזים )</text:p>
      <text:p text:style-name="P5"/>
      <text:p text:style-name="P5"/>
      <text:p text:style-name="P5">דרישות הלקוח</text:p>
      <text:p text:style-name="P5"/>
      <text:p text:style-name="P5">פתרונות טכנולוגיים קיימים ללקוח (ללא צורכי פיתוח)</text:p>
      <text:p text:style-name="P5"/>
      <text:p text:style-name="P5">פתרונות טכנולוגיים אחרים ללקוח אשר דורשים פיתוח</text:p>
      <text:p text:style-name="P5"/>
      <text:p text:style-name="P5">יתרונות לוואי שהלקוח הרוויח עקב הפיתוח</text:p>
      <text:p text:style-name="P5"/>
      <text:p text:style-name="P5">חסרונות אפשריים לפיתוח (משאבים, סיכונים)</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31T15:50:47.119043590</dc:date>
    <meta:editing-duration>PT15M18S</meta:editing-duration>
    <meta:editing-cycles>3</meta:editing-cycles>
    <meta:generator>LibreOffice/5.3.6.1$Linux_X86_64 LibreOffice_project/30m0$Build-1</meta:generator>
    <meta:document-statistic meta:table-count="0" meta:image-count="0" meta:object-count="0" meta:page-count="2" meta:paragraph-count="15" meta:word-count="309" meta:character-count="1803" meta:non-whitespace-character-count="1498"/>
  </office:meta>
</office:document-meta>
</file>